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color="#000000" style:font-name="Calibri" fo:font-size="10pt" fo:language="ru" fo:country="RU" style:font-name-asian="Calibri1" style:font-size-asian="10pt" style:language-asian="ru" style:country-asian="RU" style:font-name-complex="DejaVu Sans" style:font-size-complex="10pt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language="ru" fo:country="RU" style:font-name-asian="Calibri1" style:language-asian="ru" style:country-asian="RU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10pt" fo:language="ru" fo:country="RU" style:font-name-asian="Calibri1" style:font-size-asian="10pt" style:language-asian="ru" style:country-asian="RU" style:font-name-complex="DejaVu Sans" style:font-size-complex="10pt" style:language-complex="none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9pt" fo:language="ru" fo:country="RU" style:font-name-asian="Calibri1" style:font-size-asian="9pt" style:language-asian="ru" style:country-asian="RU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font-size="9pt" fo:language="ru" fo:country="RU" style:font-name-asian="Calibri1" style:font-size-asian="9pt" style:language-asian="ru" style:country-asian="RU" style:font-name-complex="DejaVu Sans" style:font-size-complex="9pt" style:language-complex="none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Calibri" fo:language="ru" fo:country="RU" style:font-name-asian="Calibri1" style:language-asian="ru" style:country-asian="RU" style:font-name-complex="DejaVu Sans" style:language-complex="none" style:country-complex="none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1" office:value-type="float" office:value="20" calcext:value-type="float" table:number-columns-spanned="1" table:number-rows-spanned="5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23706" calcext:value-type="float">
            <text:p>0.323706</text:p>
          </table:table-cell>
          <table:table-cell table:formula="of:=[.C2]/[.C2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171091" calcext:value-type="float">
            <text:p>0.171091</text:p>
          </table:table-cell>
          <table:table-cell table:formula="of:=[.C2]/[.C3]" office:value-type="float" office:value="1.89201068437264" calcext:value-type="float">
            <text:p>1.8920106843726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106595" calcext:value-type="float">
            <text:p>0.106595</text:p>
          </table:table-cell>
          <table:table-cell table:formula="of:=[.C2]/[.C4]" office:value-type="float" office:value="3.03678408931" calcext:value-type="float">
            <text:p>3.0367840893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656727" calcext:value-type="float">
            <text:p>0.0656727</text:p>
          </table:table-cell>
          <table:table-cell table:formula="of:=[.C2]/[.C5]" office:value-type="float" office:value="4.92908012004988" calcext:value-type="float">
            <text:p>4.92908012004988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2" office:value-type="float" office:value="0.007175" calcext:value-type="float">
            <text:p>0.007175</text:p>
          </table:table-cell>
          <table:table-cell table:style-name="ce4" office:value-type="string" calcext:value-type="string">
            <text:p>13,084507</text:p>
          </table:table-cell>
        </table:table-row>
        <table:table-row table:style-name="ro1">
          <table:table-cell table:style-name="ce1" office:value-type="float" office:value="24" calcext:value-type="float" table:number-columns-spanned="1" table:number-rows-spanned="5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.19438" calcext:value-type="float">
            <text:p>5.19438</text:p>
          </table:table-cell>
          <table:table-cell table:formula="of:=[.C7]/[.C7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76971" calcext:value-type="float">
            <text:p>2.76971</text:p>
          </table:table-cell>
          <table:table-cell table:formula="of:=[.C7]/[.C8]" office:value-type="float" office:value="1.87542378082904" calcext:value-type="float">
            <text:p>1.8754237808290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6527" calcext:value-type="float">
            <text:p>1.6527</text:p>
          </table:table-cell>
          <table:table-cell table:formula="of:=[.C7]/[.C9]" office:value-type="float" office:value="3.14296605554547" calcext:value-type="float">
            <text:p>3.1429660555454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10927" calcext:value-type="float">
            <text:p>1.10927</text:p>
          </table:table-cell>
          <table:table-cell table:formula="of:=[.C7]/[.C10]" office:value-type="float" office:value="4.68270123594797" calcext:value-type="float">
            <text:p>4.68270123594797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3" office:value-type="float" office:value="0.058612" calcext:value-type="float">
            <text:p>0.058612</text:p>
          </table:table-cell>
          <table:table-cell table:style-name="ce4" office:value-type="string" calcext:value-type="string">
            <text:p>28,2641509</text:p>
          </table:table-cell>
        </table:table-row>
        <table:table-row table:style-name="ro1">
          <table:table-cell table:style-name="ce1" office:value-type="float" office:value="28" calcext:value-type="float" table:number-columns-spanned="1" table:number-rows-spanned="5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4.0142" calcext:value-type="float">
            <text:p>84.0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3.5152" calcext:value-type="float">
            <text:p>43.5152</text:p>
          </table:table-cell>
          <table:table-cell table:formula="of:=[.C12]/[.C13]" office:value-type="float" office:value="1.93068628892893" calcext:value-type="float">
            <text:p>1.9306862889289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3.4372" calcext:value-type="float">
            <text:p>23.4372</text:p>
          </table:table-cell>
          <table:table-cell table:formula="of:=[.C12]/[.C14]" office:value-type="float" office:value="3.58465175020907" calcext:value-type="float">
            <text:p>3.5846517502090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4.0594" calcext:value-type="float">
            <text:p>14.0594</text:p>
          </table:table-cell>
          <table:table-cell table:formula="of:=[.C12]/[.C15]" office:value-type="float" office:value="5.97566041225088" calcext:value-type="float">
            <text:p>5.97566041225088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4" office:value-type="float" office:value="0.692365" calcext:value-type="float">
            <text:p>0.692365</text:p>
          </table:table-cell>
          <table:table-cell table:style-name="ce8" office:value-type="string" calcext:value-type="string">
            <text:p>36,0869565</text:p>
          </table:table-cell>
        </table:table-row>
        <table:table-row table:style-name="ro1">
          <table:table-cell table:style-name="ce1" office:value-type="float" office:value="30" calcext:value-type="float" table:number-columns-spanned="1" table:number-rows-spanned="5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43.197" calcext:value-type="float">
            <text:p>343.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76.623" calcext:value-type="float">
            <text:p>176.623</text:p>
          </table:table-cell>
          <table:table-cell table:formula="of:=[.C17]/[.C18]" office:value-type="float" office:value="1.94310480514995" calcext:value-type="float">
            <text:p>1.9431048051499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5.7124" calcext:value-type="float">
            <text:p>95.7124</text:p>
          </table:table-cell>
          <table:table-cell table:formula="of:=[.C17]/[.C19]" office:value-type="float" office:value="3.58571094236483" calcext:value-type="float">
            <text:p>3.5857109423648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5.787" calcext:value-type="float">
            <text:p>55.787</text:p>
          </table:table-cell>
          <table:table-cell table:formula="of:=[.C17]/[.C20]" office:value-type="float" office:value="6.15191711330597" calcext:value-type="float">
            <text:p>6.15191711330597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3" office:value-type="float" office:value="5.221394" calcext:value-type="float">
            <text:p>5.221394</text:p>
          </table:table-cell>
          <table:table-cell table:style-name="ce3" office:value-type="string" calcext:value-type="string">
            <text:p>20,3653846</text:p>
          </table:table-cell>
        </table:table-row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1" office:value-type="float" office:value="20" calcext:value-type="float" table:number-columns-spanned="1" table:number-rows-spanned="5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31366" calcext:value-type="float">
            <text:p>0.331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171726" calcext:value-type="float">
            <text:p>0.171726</text:p>
          </table:table-cell>
          <table:table-cell table:formula="of:=[.C23]/[.C24]" office:value-type="float" office:value="1.92962044186669" calcext:value-type="float">
            <text:p>1.9296204418666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119467" calcext:value-type="float">
            <text:p>0.119467</text:p>
          </table:table-cell>
          <table:table-cell table:formula="of:=[.C23]/[.C25]" office:value-type="float" office:value="2.77370319837277" calcext:value-type="float">
            <text:p>2.7737031983727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656188" calcext:value-type="float">
            <text:p>0.0656188</text:p>
          </table:table-cell>
          <table:table-cell table:formula="of:=[.C23]/[.C26]" office:value-type="float" office:value="5.049863758557" calcext:value-type="float">
            <text:p>5.049863758557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3" office:value-type="string" calcext:value-type="string">
            <text:p>0.<text:span text:style-name="T1">007114</text:span></text:p>
          </table:table-cell>
          <table:table-cell table:style-name="ce7" office:value-type="string" calcext:value-type="string">
            <text:p>13,1408451</text:p>
          </table:table-cell>
        </table:table-row>
        <table:table-row table:style-name="ro1">
          <table:table-cell table:style-name="ce1" office:value-type="float" office:value="24" calcext:value-type="float" table:number-columns-spanned="1" table:number-rows-spanned="5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.25532" calcext:value-type="float">
            <text:p>5.25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73577" calcext:value-type="float">
            <text:p>2.73577</text:p>
          </table:table-cell>
          <table:table-cell table:formula="of:=[.C28]/[.C29]" office:value-type="float" office:value="1.92096557824671" calcext:value-type="float">
            <text:p>1.9209655782467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46979" calcext:value-type="float">
            <text:p>1.46979</text:p>
          </table:table-cell>
          <table:table-cell table:formula="of:=[.C28]/[.C30]" office:value-type="float" office:value="3.57555841310663" calcext:value-type="float">
            <text:p>3.5755584131066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913288" calcext:value-type="float">
            <text:p>0.913288</text:p>
          </table:table-cell>
          <table:table-cell table:formula="of:=[.C28]/[.C31]" office:value-type="float" office:value="5.75428561417647" calcext:value-type="float">
            <text:p>5.75428561417647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5" office:value-type="float" office:value="0.126544" calcext:value-type="float">
            <text:p>0.126544</text:p>
          </table:table-cell>
          <table:table-cell table:style-name="ce7" office:value-type="string" calcext:value-type="string">
            <text:p>12,4444444</text:p>
          </table:table-cell>
        </table:table-row>
        <table:table-row table:style-name="ro1">
          <table:table-cell table:style-name="ce1" office:value-type="float" office:value="28" calcext:value-type="float" table:number-columns-spanned="1" table:number-rows-spanned="5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4.4665" calcext:value-type="float">
            <text:p>84.4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6.7348" calcext:value-type="float">
            <text:p>46.7348</text:p>
          </table:table-cell>
          <table:table-cell table:formula="of:=[.C33]/[.C34]" office:value-type="float" office:value="1.80735768634936" calcext:value-type="float">
            <text:p>1.8073576863493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3.335" calcext:value-type="float">
            <text:p>23.335</text:p>
          </table:table-cell>
          <table:table-cell table:formula="of:=[.C33]/[.C35]" office:value-type="float" office:value="3.61973430469252" calcext:value-type="float">
            <text:p>3.6197343046925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4.5412" calcext:value-type="float">
            <text:p>14.5412</text:p>
          </table:table-cell>
          <table:table-cell table:formula="of:=[.C33]/[.C36]" office:value-type="float" office:value="5.8087709405001" calcext:value-type="float">
            <text:p>5.8087709405001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6" office:value-type="float" office:value="1.00408" calcext:value-type="float">
            <text:p>1.00408</text:p>
          </table:table-cell>
          <table:table-cell table:style-name="ce7" office:value-type="string" calcext:value-type="string">
            <text:p>24,63</text:p>
          </table:table-cell>
        </table:table-row>
        <table:table-row table:style-name="ro1">
          <table:table-cell table:style-name="ce1" office:value-type="float" office:value="30" calcext:value-type="float" table:number-columns-spanned="1" table:number-rows-spanned="5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36.38" calcext:value-type="float">
            <text:p>336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72.611" calcext:value-type="float">
            <text:p>172.611</text:p>
          </table:table-cell>
          <table:table-cell table:formula="of:=[.C38]/[.C39]" office:value-type="float" office:value="1.94877499116511" calcext:value-type="float">
            <text:p>1.9487749911651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3.2528" calcext:value-type="float">
            <text:p>93.2528</text:p>
          </table:table-cell>
          <table:table-cell table:formula="of:=[.C38]/[.C40]" office:value-type="float" office:value="3.60718391297634" calcext:value-type="float">
            <text:p>3.6071839129763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5.13" calcext:value-type="float">
            <text:p>55.13</text:p>
          </table:table-cell>
          <table:table-cell table:formula="of:=[.C38]/[.C41]" office:value-type="float" office:value="6.10157808815527" calcext:value-type="float">
            <text:p>6.10157808815527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7" office:value-type="float" office:value="7.961027" calcext:value-type="float">
            <text:p>7.961027</text:p>
          </table:table-cell>
          <table:table-cell table:style-name="ce7" office:value-type="string" calcext:value-type="string">
            <text:p>12,1139241</text:p>
          </table:table-cell>
        </table:table-row>
        <table:table-row table:style-name="ro1">
          <table:table-cell office:value-type="string" calcext:value-type="string">
            <text:p>Количество кубитов</text:p>
          </table:table-cell>
          <table:table-cell table:style-name="Default" office:value-type="string" calcext:value-type="string">
            <text:p>Количество процессоров</text:p>
          </table:table-cell>
          <table:table-cell office:value-type="string" calcext:value-type="string">
            <text:p>Время работы программы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table:style-name="ce1" office:value-type="float" office:value="20" calcext:value-type="float" table:number-columns-spanned="1" table:number-rows-spanned="5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24573" calcext:value-type="float">
            <text:p>0.324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171793" calcext:value-type="float">
            <text:p>0.171793</text:p>
          </table:table-cell>
          <table:table-cell table:formula="of:=[.C44]/[.C45]" office:value-type="float" office:value="1.88932610758296" calcext:value-type="float">
            <text:p>1.8893261075829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132213" calcext:value-type="float">
            <text:p>0.132213</text:p>
          </table:table-cell>
          <table:table-cell table:formula="of:=[.C44]/[.C46]" office:value-type="float" office:value="2.45492500737446" calcext:value-type="float">
            <text:p>2.4549250073744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0.0753211" calcext:value-type="float">
            <text:p>0.0753211</text:p>
          </table:table-cell>
          <table:table-cell table:formula="of:=[.C44]/[.C47]" office:value-type="float" office:value="4.30919091728613" calcext:value-type="float">
            <text:p>4.30919091728613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6" office:value-type="float" office:value="0.009632" calcext:value-type="float">
            <text:p>0.009632</text:p>
          </table:table-cell>
          <table:table-cell table:style-name="ce7" office:value-type="string" calcext:value-type="string">
            <text:p>9,67708333</text:p>
          </table:table-cell>
        </table:table-row>
        <table:table-row table:style-name="ro1">
          <table:table-cell table:style-name="ce1" office:value-type="float" office:value="24" calcext:value-type="float" table:number-columns-spanned="1" table:number-rows-spanned="5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.24314" calcext:value-type="float">
            <text:p>5.24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75006" calcext:value-type="float">
            <text:p>2.75006</text:p>
          </table:table-cell>
          <table:table-cell table:formula="of:=[.C49]/[.C50]" office:value-type="float" office:value="1.90655476607783" calcext:value-type="float">
            <text:p>1.9065547660778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61568" calcext:value-type="float">
            <text:p>1.61568</text:p>
          </table:table-cell>
          <table:table-cell table:formula="of:=[.C49]/[.C51]" office:value-type="float" office:value="3.24515993265993" calcext:value-type="float">
            <text:p>3.2451599326599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03481" calcext:value-type="float">
            <text:p>1.03481</text:p>
          </table:table-cell>
          <table:table-cell table:formula="of:=[.C49]/[.C52]" office:value-type="float" office:value="5.06676587972671" calcext:value-type="float">
            <text:p>5.06676587972671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6" office:value-type="float" office:value="0.061346" calcext:value-type="float">
            <text:p>0.061346</text:p>
          </table:table-cell>
          <table:table-cell table:style-name="ce7" office:value-type="string" calcext:value-type="string">
            <text:p>24,4918033</text:p>
          </table:table-cell>
        </table:table-row>
        <table:table-row table:style-name="ro1">
          <table:table-cell table:style-name="ce1" office:value-type="float" office:value="28" calcext:value-type="float" table:number-columns-spanned="1" table:number-rows-spanned="5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4.4965" calcext:value-type="float">
            <text:p>84.4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3.4587" calcext:value-type="float">
            <text:p>43.4587</text:p>
          </table:table-cell>
          <table:table-cell table:formula="of:=[.C54]/[.C55]" office:value-type="float" office:value="1.94429423797767" calcext:value-type="float">
            <text:p>1.9442942379776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4.8747" calcext:value-type="float">
            <text:p>24.8747</text:p>
          </table:table-cell>
          <table:table-cell table:formula="of:=[.C54]/[.C56]" office:value-type="float" office:value="3.39688518856509" calcext:value-type="float">
            <text:p>3.3968851885650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4.7529" calcext:value-type="float">
            <text:p>14.7529</text:p>
          </table:table-cell>
          <table:table-cell table:formula="of:=[.C54]/[.C57]" office:value-type="float" office:value="5.7274501962326" calcext:value-type="float">
            <text:p>5.7274501962326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6" office:value-type="float" office:value="0.714187" calcext:value-type="float">
            <text:p>0.714187</text:p>
          </table:table-cell>
          <table:table-cell table:style-name="ce7" office:value-type="string" calcext:value-type="string">
            <text:p>34,0985915</text:p>
          </table:table-cell>
        </table:table-row>
        <table:table-row table:style-name="ro1">
          <table:table-cell table:style-name="ce1" office:value-type="float" office:value="30" calcext:value-type="float" table:number-columns-spanned="1" table:number-rows-spanned="5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33.436" calcext:value-type="float">
            <text:p>333.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73.533" calcext:value-type="float">
            <text:p>173.533</text:p>
          </table:table-cell>
          <table:table-cell table:formula="of:=[.C59]/[.C60]" office:value-type="float" office:value="1.92145586142117" calcext:value-type="float">
            <text:p>1.9214558614211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4.3712" calcext:value-type="float">
            <text:p>94.3712</text:p>
          </table:table-cell>
          <table:table-cell table:formula="of:=[.C59]/[.C61]" office:value-type="float" office:value="3.53323895425723" calcext:value-type="float">
            <text:p>3.5332389542572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4.6775" calcext:value-type="float">
            <text:p>54.6775</text:p>
          </table:table-cell>
          <table:table-cell table:formula="of:=[.C59]/[.C62]" office:value-type="float" office:value="6.09823053358328" calcext:value-type="float">
            <text:p>6.09823053358328</text:p>
          </table:table-cell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table:style-name="ce6" office:value-type="float" office:value="5.972296" calcext:value-type="float">
            <text:p>5.972296</text:p>
          </table:table-cell>
          <table:table-cell table:style-name="ce7" office:value-type="string" calcext:value-type="string">
            <text:p>16,23728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6:05:50.394228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23:15:23.185105981</meta:creation-date>
    <dc:date>2020-04-19T16:23:22.517066862</dc:date>
    <meta:editing-duration>PT14M37S</meta:editing-duration>
    <meta:editing-cycles>2</meta:editing-cycles>
    <meta:generator>LibreOffice/6.0.7.3$Linux_X86_64 LibreOffice_project/00m0$Build-3</meta:generator>
    <meta:document-statistic meta:table-count="1" meta:cell-count="204" meta:object-count="0"/>
  </office:meta>
</office:document-meta>
</file>